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53.2mm"/>
    </style:style>
    <style:style style:name="co3" style:family="table-column">
      <style:table-column-properties fo:break-before="auto" style:column-width="53.48mm"/>
    </style:style>
    <style:style style:name="co4" style:family="table-column">
      <style:table-column-properties fo:break-before="auto" style:column-width="57.01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5.31mm"/>
    </style:style>
    <style:style style:name="co8" style:family="table-column">
      <style:table-column-properties fo:break-before="auto" style:column-width="127.0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27.45mm"/>
    </style:style>
    <style:style style:name="co11" style:family="table-column">
      <style:table-column-properties fo:break-before="auto" style:column-width="20.43mm"/>
    </style:style>
    <style:style style:name="co12" style:family="table-column">
      <style:table-column-properties fo:break-before="auto" style:column-width="12.05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6.16mm"/>
    </style:style>
    <style:style style:name="co16" style:family="table-column">
      <style:table-column-properties fo:break-before="auto" style:column-width="11.48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49mm"/>
    </style:style>
    <style:style style:name="co19" style:family="table-column">
      <style:table-column-properties fo:break-before="auto" style:column-width="89.46mm"/>
    </style:style>
    <style:style style:name="co20" style:family="table-column">
      <style:table-column-properties fo:break-before="auto" style:column-width="106.03mm"/>
    </style:style>
    <style:style style:name="co21" style:family="table-column">
      <style:table-column-properties fo:break-before="auto" style:column-width="39.19mm"/>
    </style:style>
    <style:style style:name="co22" style:family="table-column">
      <style:table-column-properties fo:break-before="auto" style:column-width="17.16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36.85mm" fo:break-before="auto" style:use-optimal-row-height="false"/>
    </style:style>
    <style:style style:name="ro4" style:family="table-row">
      <style:table-row-properties style:row-height="23.62mm" fo:break-before="auto" style:use-optimal-row-height="false"/>
    </style:style>
    <style:style style:name="ro5" style:family="table-row">
      <style:table-row-properties style:row-height="14.06mm" fo:break-before="auto" style:use-optimal-row-height="false"/>
    </style:style>
    <style:style style:name="ro6" style:family="table-row">
      <style:table-row-properties style:row-height="25.4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0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16.21mm" fo:break-before="auto" style:use-optimal-row-height="fals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40.2mm" fo:break-before="auto" style:use-optimal-row-height="false"/>
    </style:style>
    <style:style style:name="ro15" style:family="table-row">
      <style:table-row-properties style:row-height="32.33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ta1" style:family="table" style:master-page-name="PageStyle_5f_Charter">
      <style:table-properties table:display="true" style:writing-mode="lr-tb"/>
    </style:style>
    <style:style style:name="ta2" style:family="table" style:master-page-name="PageStyle_5f_Plan">
      <style:table-properties table:display="true" style:writing-mode="lr-tb"/>
    </style:style>
    <style:style style:name="ta3" style:family="table" style:master-page-name="PageStyle_5f_Follow-up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0.99pt double #000000" style:border-line-width-left="0.18mm 0.09mm 0.09mm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16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</style:style>
    <style:style style:name="ce18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0.99pt double #000000" style:border-line-width-top="0.09mm 0.09mm 0.18mm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3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0036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</style:style>
    <style:style style:name="ce184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0.99pt double #000000" style:border-line-width-top="0.09mm 0.09mm 0.18mm"/>
    </style:style>
    <style:style style:name="ce41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none"/>
    </style:style>
    <style:style style:name="ce55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0.99pt double #000000" style:border-line-width-right="0.09mm 0.09mm 0.18mm" style:rotation-align="none" fo:border-top="none"/>
    </style:style>
    <style:style style:name="ce136" style:family="table-cell" style:parent-style-name="Default">
      <style:text-properties fo:color="#ce181e"/>
    </style:style>
    <style:style style:name="ce13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1.22mm" style:writing-mode="page"/>
      <style:text-properties fo:color="#37609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1" style:family="table-cell" style:parent-style-name="Excel_20_Built-in_20_Explanatory_20_Text">
      <style:table-cell-properties fo:border-bottom="none" style:cell-protect="protected" style:print-content="true" style:diagonal-bl-tr="none" style:diagonal-tl-br="none" fo:border-left="none" fo:border-right="0.74pt solid #a6a6a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ackground-color="#b9cde5" style:rotation-align="none"/>
    </style:style>
    <style:style style:name="ce58" style:family="table-cell" style:parent-style-name="Default">
      <style:table-cell-properties fo:background-color="#e6b9b8" style:rotation-align="none"/>
    </style:style>
    <style:style style:name="ce59" style:family="table-cell" style:parent-style-name="Default">
      <style:table-cell-properties fo:background-color="#d7e4bd" style:rotation-align="none"/>
    </style:style>
    <style:style style:name="ce60" style:family="table-cell" style:parent-style-name="Default">
      <style:table-cell-properties fo:background-color="#ebf1de" style:rotation-align="none"/>
    </style:style>
    <style:style style:name="ce61" style:family="table-cell" style:parent-style-name="Default">
      <style:table-cell-properties fo:background-color="#ffe699" style:rotation-align="none"/>
    </style:style>
    <style:style style:name="ce62" style:family="table-cell" style:parent-style-name="Default">
      <style:table-cell-properties fo:background-color="#fff2cc" style:rotation-align="none"/>
    </style:style>
    <style:style style:name="ce63" style:family="table-cell" style:parent-style-name="Default">
      <style:table-cell-properties fo:background-color="#ccc1da" style:rotation-align="none"/>
    </style:style>
    <style:style style:name="ce64" style:family="table-cell" style:parent-style-name="Default">
      <style:table-cell-properties fo:background-color="#e6e0ec" style:rotation-align="none"/>
    </style:style>
    <style:style style:name="ce65" style:family="table-cell" style:parent-style-name="Excel_20_Built-in_20_Percent">
      <style:table-cell-properties fo:border-bottom="1.76pt solid #d9d9d9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1.76pt solid #d9d9d9" fo:background-color="#e6b9b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>
      <style:table-cell-properties fo:border-bottom="1.76pt solid #d9d9d9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Percent">
      <style:table-cell-properties fo:border-bottom="1.76pt solid #d9d9d9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order-bottom="1.76pt solid #d9d9d9" fo:background-color="#ccc1d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Percent">
      <style:table-cell-properties fo:border-bottom="1.76pt solid #d9d9d9" fo:background-color="#e6e0e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30">
      <style:table-cell-properties style:diagonal-bl-tr="none" style:diagonal-tl-br="none" fo:border="0.74pt solid #a6a6a6" style:rotation-align="non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30">
      <style:table-cell-properties fo:background-color="#dce6f2" style:rotation-align="none"/>
    </style:style>
    <style:style style:name="ce90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30">
      <style:table-cell-properties fo:background-color="#f2dcdb" style:rotation-align="none"/>
    </style:style>
    <style:style style:name="ce93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3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30">
      <style:table-cell-properties fo:background-color="#ebf1de" style:rotation-align="none"/>
    </style:style>
    <style:style style:name="ce9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3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30">
      <style:table-cell-properties fo:background-color="#fff2cc" style:rotation-align="none"/>
    </style:style>
    <style:style style:name="ce99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3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30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75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</style:style>
    <style:style style:name="ce110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1" style:family="table-cell" style:parent-style-name="Default">
      <style:table-cell-properties fo:border-bottom="1.76pt solid #d9d9d9" fo:background-color="#595959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2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3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114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3" style:base-cell-address="Plan.H28"/>
    </style:style>
    <style:style style:name="ce115" style:family="table-cell" style:parent-style-name="Default" style:data-style-name="N108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6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7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24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91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3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dash" draw:stroke-dash="Dashed_20__28_var_29_" svg:stroke-width="1mm" svg:stroke-color="#000000" draw:marker-start-width="5mm" draw:marker-end-width="5mm" svg:stroke-opacity="25%" draw:fill="none" draw:fill-color="#ffffff" fo:min-height="99.91mm" fo:padding-top="0.5mm" fo:padding-bottom="0.5mm" fo:padding-left="0.5mm" fo:padding-right="0.5mm"/>
    </style:style>
    <style:style style:name="gr2" style:family="graphic">
      <style:graphic-properties draw:stroke="dash" draw:stroke-dash="Dashed_20__28_var_29_" svg:stroke-width="1mm" svg:stroke-color="#000000" draw:marker-start-width="5mm" draw:marker-end-width="5mm" svg:stroke-opacity="25%" draw:fill="solid" draw:fill-color="#eeeeee" fo:min-height="99.91mm" fo:padding-top="0.5mm" fo:padding-bottom="0.5mm" fo:padding-left="0.5mm" fo:padding-right="0.5mm"/>
    </style:style>
    <style:style style:name="gr3" style:family="graphic">
      <style:graphic-properties svg:stroke-color="#ed1c24" draw:textarea-horizontal-align="center" draw:textarea-vertical-align="middle"/>
    </style:style>
    <style:style style:name="gr4" style:family="graphic">
      <style:graphic-properties svg:stroke-color="#000000" draw:fill="solid" draw:fill-color="#dddddd" draw:textarea-horizontal-align="justify" draw:textarea-vertical-align="middle" draw:auto-grow-height="false" fo:min-height="10mm" fo:min-width="23.81m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normal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solid" style:text-line-through-type="singl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Follow-up'.E4">
          <table:help-message table:title="Visualizza settimana:" table:display="true">
            <text:p>Cambiando questo numero si scorre la visualizzazione del diagramma di Gantt.</text:p>
          </table:help-message>
        </table:content-validation>
      </table:content-validations>
      <table:table table:name="Charter" table:style-name="ta1">
        <office:forms form:automatic-focus="false" form:apply-design-mode="false"/>
        <table:shapes>
          <draw:frame draw:z-index="0" draw:style-name="gr1" draw:text-style-name="P3" svg:width="114.3mm" svg:height="100.91mm" svg:x="246.61mm" svg:y="10.02mm">
            <draw:text-box>
              <text:p/>
              <text:p><text:span text:style-name="T1">The TOL Project - FASE 2 <text:s/>- Proposta del 15 Febbrai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4 TOL</text:span></text:p>
              <text:p text:style-name="P1"><text:span text:style-name="T3">2. App mobile</text:span></text:p>
              <text:p text:style-name="P1"><text:span text:style-name="T3">3. Workflow nuovi quesiti (*)</text:span><text:span text:style-name="T3"><text:line-break/></text:span><text:span text:style-name="T3"><text:line-break/></text:span><text:span text:style-name="T3">Deadline: 30 Aprile 2022</text:span></text:p>
              <text:p text:style-name="P1"><text:span text:style-name="T3"/></text:p>
              <text:p text:style-name="P2"><text:span text:style-name="T2">(*) Fermo restando l'obiettivo 1. di cui sopra, si vuole dare la possibilità a chiunque in futuro di proporre quesiti TOL. La responsabilità della validazione dei quesiti rimarrebbe a cura dei Project Members, presenti e futuri.</text:span></text:p>
              <text:p><text:span text:style-name="T3"/></text:p>
              <text:p><text:span text:style-name="T3"/></text:p>
            </draw:text-box>
          </draw:frame>
          <draw:frame draw:z-index="1" draw:style-name="gr2" draw:text-style-name="P4" svg:width="114.3mm" svg:height="100.91mm" svg:x="402.78mm" svg:y="10.14mm">
            <draw:text-box>
              <text:p/>
              <text:p><text:span text:style-name="T1">The TOL Project - FASE 1 bis <text:s/>- Proposta del 14 Marz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3 TOL</text:span></text:p>
              <text:p text:style-name="P1"><text:span text:style-name="T3">2. Web App versione mobile (*)</text:span><text:span text:style-name="T3"><text:line-break/></text:span><text:span text:style-name="T3"><text:line-break/></text:span><text:span text:style-name="T3"><text:line-break/></text:span><text:span text:style-name="T3">Deadline: </text:span><text:span text:style-name="T4">14 Aprile 2022</text:span><text:span text:style-name="T5"> <text:s text:c="2"/></text:span><text:span text:style-name="T3">30 Aprile 2022</text:span><text:span text:style-name="T3"><text:line-break/></text:span><text:span text:style-name="T3"><text:line-break/></text:span><text:span text:style-name="T2">(*) Progressive Web App. La logica dell'app rimane invariata rispetto all'attuale web app.</text:span></text:p>
              <text:p><text:span text:style-name="T3"/></text:p>
              <text:p><text:span text:style-name="T3"/></text:p>
            </draw:text-box>
          </draw:frame>
          <draw:line draw:z-index="2" draw:style-name="gr3" draw:text-style-name="P5" svg:x1="241.15mm" svg:y1="6mm" svg:x2="365.47mm" svg:y2="113.69mm">
            <text:p/>
          </draw:line>
          <draw:line draw:z-index="3" draw:style-name="gr3" draw:text-style-name="P5" svg:x1="243.33mm" svg:y1="112.55mm" svg:x2="364.61mm" svg:y2="5.44mm">
            <text:p/>
          </draw:line>
          <draw:custom-shape draw:z-index="4" draw:style-name="gr4" draw:text-style-name="P6" svg:width="27.21mm" svg:height="19.99mm" svg:x="368.94mm" svg:y="52.8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59" office:value-type="string" calcext:value-type="string" table:number-columns-spanned="3" table:number-rows-spanned="1">
            <text:p>PROJECT CHARTER</text:p>
          </table:table-cell>
          <table:covered-table-cell table:number-columns-repeated="2" table:style-name="ce166"/>
          <table:table-cell table:style-name="ce184" office:value-type="string" calcext:value-type="string" table:number-columns-spanned="2" table:number-rows-spanned="1">
            <text:p>Rev. 3 del 29.03.2022</text:p>
          </table:table-cell>
          <table:covered-table-cell table:style-name="ce186"/>
          <table:table-cell table:number-columns-repeated="1018"/>
        </table:table-row>
        <table:table-row table:style-name="ro3">
          <table:table-cell/>
          <table:table-cell table:style-name="ce160" office:value-type="string" calcext:value-type="string" table:number-columns-spanned="1" table:number-rows-spanned="2">
            <text:p>Descrizione</text:p>
          </table:table-cell>
          <table:table-cell table:style-name="ce167" office:value-type="string" calcext:value-type="string" table:number-columns-spanned="4" table:number-rows-spanned="1">
            <text:p><text:span text:style-name="T6">Il progetto “The TOL Project”, già progetto Shackleton, è stato concluso con successo, go-live il 15/12/2021. Il gruppo di progetto ha interamente sviluppato una simulazione TOL completa e gratuita via web app. La simulazione TOL, che attinge da un database di quesiti TOL contenente un numero di quesiti totali pari a 2 TOL, </text:span>viene regolarmente utilizzata dalle aspiranti matricole di Ingegneria (1000+ utilizzi a 2 mesi dal go-live) e ritenuta di utilità dalla maggioranza degli utenti intervistati (sondaggio telegram PoliNetwork)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4">
          <table:table-cell/>
          <table:covered-table-cell table:style-name="ce161"/>
          <table:table-cell table:style-name="ce168" office:value-type="string" calcext:value-type="string" table:number-columns-spanned="4" table:number-rows-spanned="1">
            <text:p>La web app è stata progettata per desktop, ovvero nell’ambiente in cui le aspiranti matricole di Ingegneria svolgeranno il TOL del Politecnico di Milano. Tuttavia, i dati di utlizzo raccolti (Panelbear: 60% desktop, 40% mobile) suggeriscono anche una versione mobile della web app.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5">
          <table:table-cell table:style-name="ce1"/>
          <table:table-cell table:style-name="ce160" office:value-type="string" calcext:value-type="string" table:number-columns-spanned="1" table:number-rows-spanned="2">
            <text:p>Obiettivo</text:p>
          </table:table-cell>
          <table:table-cell table:style-name="ce167" office:value-type="string" calcext:value-type="string" table:number-columns-spanned="4" table:number-rows-spanned="1">
            <text:p>Creazione delle versione mobile della attuale simulazione TOL ed incremento del 50% del totale quesiti TOL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6">
          <table:table-cell table:style-name="ce158"/>
          <table:covered-table-cell table:style-name="ce161"/>
          <table:table-cell table:style-name="ce168" office:value-type="string" calcext:value-type="string" table:number-columns-spanned="4" table:number-rows-spanned="1">
            <text:p><text:span text:style-name="T6">Il progetto è considerato concluso con successo dopo la creazione della web app versione mobile (Progressive Web App),</text:span> funzionante e pubblicata tra i progetti del PoliNetwork. La simulazione TOL attingerà dal database dei quesiti TOL che conterrà un numero minimo di quesiti totale triplo per sezione (pari ad almeno 3 TOL)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7">
          <table:table-cell table:style-name="ce158" office:value-type="string" calcext:value-type="string">
            <text:p>*</text:p>
          </table:table-cell>
          <table:table-cell table:style-name="ce7" office:value-type="string" calcext:value-type="string" table:number-columns-spanned="1" table:number-rows-spanned="17">
            <text:p>Partecipanti</text:p>
          </table:table-cell>
          <table:table-cell table:style-name="ce15" office:value-type="string" calcext:value-type="string">
            <text:p>Sponsor:</text:p>
          </table:table-cell>
          <table:table-cell table:style-name="ce15" office:value-type="string" calcext:value-type="string">
            <text:p>PoliNetwork</text:p>
          </table:table-cell>
          <table:table-cell table:style-name="ce31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table:style-name="ce136" office:value-type="string" calcext:value-type="string">
            <text:p>Sostanziale revisone degli obiettivi per mancanza di risorse/tempo</text:p>
          </table:table-cell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6" office:value-type="string" calcext:value-type="string">
            <text:p>Project Leader:</text:p>
          </table:table-cell>
          <table:table-cell table:style-name="ce24" office:value-type="string" calcext:value-type="string">
            <text:p><text:span text:style-name="T6">Gabriele Zanini - </text:span>@zagbc </text:p>
          </table:table-cell>
          <table:table-cell table:style-name="ce25"/>
          <table:table-cell table:style-name="ce41"/>
          <table:table-cell table:number-columns-repeated="2"/>
          <table:table-cell table:style-name="ce136"/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Team members:</text:p>
          </table:table-cell>
          <table:table-cell table:style-name="ce26" office:value-type="string" calcext:value-type="string">
            <text:p>Federico Grandi <text:s/>- @federico_grand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NOTE</text:p>
          </table:table-cell>
          <table:table-cell table:number-columns-repeated="8"/>
          <table:table-cell office:value-type="string" calcext:value-type="string">
            <text:p>NOT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4" office:value-type="string" calcext:value-type="string">
            <text:p>Gabriele Zanini <text:s/>- @zagbc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Giovanni Menicucci - @gova121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L’App Mobile prevedeva le soluzioni in app (formattate) di tutti i quesiti.</text:p>
          </table:table-cell>
          <table:table-cell table:number-columns-repeated="8"/>
          <table:table-cell office:value-type="string" calcext:value-type="string">
            <text:p>- La Progressive Web App non prevede soluzioni in app ma solo mostrar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Ilaria Corcelli - @iilaria01 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Per soluzioni in app si intende non solo mostrare la risposta corretta</text:p>
          </table:table-cell>
          <table:table-cell table:number-columns-repeated="8"/>
          <table:table-cell office:value-type="string" calcext:value-type="string">
            <text:p>la risposta corretta corretta a ciascun quesito a fine simulazione (file PDF).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Matteo Salicandro <text:s/>- @Mattysal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ai quesiti ma anche la spiegazione analitica (come il Politest)</text:p>
          </table:table-cell>
          <table:table-cell table:style-name="ce137"/>
          <table:table-cell table:number-columns-repeated="1014"/>
        </table:table-row>
        <table:table-row table:style-name="ro8">
          <table:table-cell/>
          <table:covered-table-cell table:style-name="ce163"/>
          <table:table-cell table:style-name="ce17"/>
          <table:table-cell office:value-type="string" calcext:value-type="string">
            <text:p><text:span text:style-name="T7">Nicolas Facchin - </text:span>@RollyNoka 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office:value-type="string" calcext:value-type="string">
            <text:p>Tommaso Morganti – toto04_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Attualmente abbiamo le soluzioni dei soli quesiti di MAT + FIS: si tratta</text:p>
          </table:table-cell>
          <table:table-cell table:style-name="ce138"/>
          <table:table-cell table:number-columns-repeated="7"/>
          <table:table-cell office:value-type="string" calcext:value-type="string">
            <text:p>- Continueremo a produrre le soluzioni dei soli quesiti di MAT + FIS: si tratta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Prof.ssa Nadia Scappini (ITCS – P. Levi di Bollate)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di manoscritti utilizzati unicamente per la validazione di questi quesiti</text:p>
          </table:table-cell>
          <table:table-cell table:style-name="ce138"/>
          <table:table-cell table:number-columns-repeated="7"/>
          <table:table-cell office:value-type="string" calcext:value-type="string">
            <text:p>di manoscritti utilizzati unicamente per la validazione di questi quesiti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/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Ad hoc: </text:p>
          </table:table-cell>
          <table:table-cell table:style-name="ce25" office:value-type="string" calcext:value-type="string">
            <text:p>Diego Aldarese - @diegoaldarese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Elia Maggioni - @EliaMaggion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Workflow nuovi quesiti: possibilità per gli utenti (non solo membri del</text:p>
          </table:table-cell>
          <table:table-cell table:style-name="ce138"/>
          <table:table-cell table:number-columns-repeated="7"/>
          <table:table-cell office:value-type="string" calcext:value-type="string">
            <text:p>- Il workflow nuovi quesiti non verrà implementato in questa fase. Si è preferito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/>
          <table:table-cell office:value-type="string" calcext:value-type="string">
            <text:p>… - @spyarect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gruppo di progetto) di poter proporre nuovi quesiti senza andare a </text:p>
          </table:table-cell>
          <table:table-cell table:style-name="ce138"/>
          <table:table-cell table:number-columns-repeated="7"/>
          <table:table-cell office:value-type="string" calcext:value-type="string">
            <text:p>dedicare le risorse per lo sviluppo della PWA e opportunità di miglioramento </text:p>
          </table:table-cell>
          <table:table-cell table:number-columns-repeated="1006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2"/>
          <table:table-cell office:value-type="string" calcext:value-type="string">
            <text:p>modificare direttamente il foglio da cui generiamo il database</text:p>
          </table:table-cell>
          <table:table-cell table:style-name="ce138"/>
          <table:table-cell table:number-columns-repeated="7"/>
          <table:table-cell office:value-type="string" calcext:value-type="string">
            <text:p>(3 settimane + 1 di test/validazione)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Traguardi intermedi</text:p>
          </table:table-cell>
          <table:table-cell table:style-name="ce19" office:value-type="string" calcext:value-type="string">
            <text:p>Progettazione</text:p>
          </table:table-cell>
          <table:table-cell table:style-name="ce28" office:value-type="date" office:date-value="2021-03-29" calcext:value-type="date">
            <text:p>29/03/2021</text:p>
          </table:table-cell>
          <table:table-cell table:style-name="ce31"/>
          <table:table-cell table:style-name="ce35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Sviluppo</text:p>
          </table:table-cell>
          <table:table-cell table:style-name="ce28" office:value-type="date" office:date-value="2021-04-12" calcext:value-type="date">
            <text:p>12/04/2021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Validazione</text:p>
          </table:table-cell>
          <table:table-cell table:style-name="ce28" office:value-type="date" office:date-value="2021-04-26" calcext:value-type="date">
            <text:p>26/04/2021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Distribuzione</text:p>
          </table:table-cell>
          <table:table-cell table:style-name="ce28" office:value-type="date" office:date-value="2021-04-30" calcext:value-type="date">
            <text:p>30/04/2021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20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Vincoli ed assunzioni</text:p>
          </table:table-cell>
          <table:table-cell table:style-name="ce21" office:value-type="string" calcext:value-type="string">
            <text:p>Disponibilità dei volontari/sponsor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i quesiti TOL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lla Progressive Web App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Potenziali rischi</text:p>
          </table:table-cell>
          <table:table-cell table:style-name="ce21" office:value-type="string" calcext:value-type="string">
            <text:p>Attività pianificate non concluse nei tempi concordati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4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number-columns-repeated="56" table:default-cell-style-name="Default"/>
        <table:table-column table:style-name="co1" table:number-columns-repeated="4" table:default-cell-style-name="Default"/>
        <table:table-column table:style-name="co14" table:number-columns-repeated="2" table:default-cell-style-name="Default"/>
        <table:table-column table:style-name="co1" table:number-columns-repeated="954" table:default-cell-style-name="Default"/>
        <table:table-row table:style-name="ro2">
          <table:table-cell table:style-name="ce36" office:value-type="string" calcext:value-type="string">
            <text:p>Come creare la pianificazione di un progetto in questo foglio di lavoro.</text:p>
            <text:p>Immettere il titolo del progetto nella cella B1. </text:p>
            <text:p>Le informazioni su come usare questo foglio di lavoro, con istruzioni per le utilità per la lettura dello schermo e l'autore della cartella di lavoro, si trovano nel foglio di lavoro Informazioni.</text:p>
            <text:p>Continuare a spostarsi verso il basso nella colonna A per ascoltare altre istruzioni.</text:p>
          </table:table-cell>
          <table:table-cell table:style-name="ce38" office:value-type="string" calcext:value-type="string">
            <text:p>PROJECT PLAN </text:p>
          </table:table-cell>
          <table:table-cell table:style-name="ce54" office:value-type="string" calcext:value-type="string">
            <text:p>Rev. 1 del 29/03/2022</text:p>
          </table:table-cell>
          <table:table-cell/>
          <table:table-cell table:style-name="ce83"/>
          <table:table-cell table:style-name="ce102"/>
          <table:table-cell table:number-columns-repeated="1018"/>
        </table:table-row>
        <table:table-row table:style-name="ro2">
          <table:table-cell/>
          <table:table-cell table:style-name="ce39" office:value-type="string" calcext:value-type="string">
            <text:p>The TOL Project – Phase 1 bis </text:p>
          </table:table-cell>
          <table:table-cell table:number-columns-repeated="1022"/>
        </table:table-row>
        <table:table-row table:style-name="ro2">
          <table:table-cell/>
          <table:table-cell table:style-name="ce40"/>
          <table:table-cell table:style-name="ce171" office:value-type="string" calcext:value-type="string" table:number-columns-spanned="2" table:number-rows-spanned="1">
            <text:p>Rilancio progetto:</text:p>
          </table:table-cell>
          <table:covered-table-cell table:style-name="ce171"/>
          <table:table-cell table:style-name="ce85" office:value-type="date" office:date-value="2022-02-15" calcext:value-type="date" table:number-columns-spanned="2" table:number-rows-spanned="1">
            <text:p>15/02/22</text:p>
          </table:table-cell>
          <table:covered-table-cell table:style-name="ce85"/>
          <table:table-cell table:number-columns-repeated="1018"/>
        </table:table-row>
        <table:table-header-rows>
          <table:table-row table:style-name="ro2">
            <table:table-cell table:style-name="ce36" office:value-type="string" calcext:value-type="string">
              <text:p>Visualizzazione settimana nella cella E4 rappresenta la settimana iniziale da visualizzare nella pianificazione del progetto nella cella I4. La data di inizio del progetto è la Settimana 1. Per cambiare la visualizzazione della settimana, è sufficiente immettere un diverso numero di settimana nella cella E4.</text:p>
              <text:p>La data di inizio di ogni settimana, a partire dalla settimana indicata nella cella E4, inizia nella cella I4 e viene calcolata automaticamente. Sono disponibili 8 settimane in questa visualizzazione: dalla cella I4 alla cella BF4.</text:p>
              <text:p>Queste celle non si dovrebbero modificare.</text:p>
              <text:p>L'etichetta Visualizza settimana: si trova nella cella C4.</text:p>
            </table:table-cell>
            <table:table-cell/>
            <table:table-cell table:style-name="ce171" office:value-type="string" calcext:value-type="string" table:number-columns-spanned="2" table:number-rows-spanned="1">
              <text:p>Visualizza settimana:</text:p>
            </table:table-cell>
            <table:covered-table-cell table:style-name="ce171"/>
            <table:table-cell table:style-name="ce86" table:content-validation-name="val1" office:value-type="float" office:value="1" calcext:value-type="float">
              <text:p>1</text:p>
            </table:table-cell>
            <table:table-cell table:number-columns-repeated="2"/>
            <table:table-cell table:style-name="ce109" table:formula="of:=[.H5]" office:value-type="date" office:date-value="2022-02-14" calcext:value-type="date" table:number-columns-spanned="7" table:number-rows-spanned="1">
              <text:p>14 feb 2022</text:p>
            </table:table-cell>
            <table:covered-table-cell table:number-columns-repeated="6" table:style-name="ce109"/>
            <table:table-cell table:style-name="ce109" table:formula="of:=[.O5]" office:value-type="date" office:date-value="2022-02-21" calcext:value-type="date" table:number-columns-spanned="7" table:number-rows-spanned="1">
              <text:p>21 feb 2022</text:p>
            </table:table-cell>
            <table:covered-table-cell table:number-columns-repeated="6" table:style-name="ce109"/>
            <table:table-cell table:style-name="ce109" table:formula="of:=[.V5]" office:value-type="date" office:date-value="2022-02-28" calcext:value-type="date" table:number-columns-spanned="7" table:number-rows-spanned="1">
              <text:p>28 feb 2022</text:p>
            </table:table-cell>
            <table:covered-table-cell table:number-columns-repeated="6" table:style-name="ce109"/>
            <table:table-cell table:style-name="ce109" table:formula="of:=[.AC5]" office:value-type="date" office:date-value="2022-03-07" calcext:value-type="date" table:number-columns-spanned="7" table:number-rows-spanned="1">
              <text:p>7 mar 2022</text:p>
            </table:table-cell>
            <table:covered-table-cell table:number-columns-repeated="6" table:style-name="ce109"/>
            <table:table-cell table:style-name="ce109" table:formula="of:=[.AJ5]" office:value-type="date" office:date-value="2022-03-14" calcext:value-type="date" table:number-columns-spanned="7" table:number-rows-spanned="1">
              <text:p>14 mar 2022</text:p>
            </table:table-cell>
            <table:covered-table-cell table:number-columns-repeated="6" table:style-name="ce109"/>
            <table:table-cell table:style-name="ce109" table:formula="of:=[.AQ5]" office:value-type="date" office:date-value="2022-03-21" calcext:value-type="date" table:number-columns-spanned="7" table:number-rows-spanned="1">
              <text:p>21 mar 2022</text:p>
            </table:table-cell>
            <table:covered-table-cell table:number-columns-repeated="6" table:style-name="ce109"/>
            <table:table-cell table:style-name="ce109" table:formula="of:=[.AX5]" office:value-type="date" office:date-value="2022-03-28" calcext:value-type="date" table:number-columns-spanned="7" table:number-rows-spanned="1">
              <text:p>28 mar 2022</text:p>
            </table:table-cell>
            <table:covered-table-cell table:number-columns-repeated="6" table:style-name="ce109"/>
            <table:table-cell table:style-name="ce109" table:formula="of:=[.BE5]" office:value-type="date" office:date-value="2022-04-04" calcext:value-type="date" table:number-columns-spanned="7" table:number-rows-spanned="1">
              <text:p>4 apr 2022</text:p>
            </table:table-cell>
            <table:covered-table-cell table:number-columns-repeated="6" table:style-name="ce109"/>
            <table:table-cell table:number-columns-repeated="961"/>
          </table:table-row>
          <table:table-row table:style-name="ro10">
            <table:table-cell table:style-name="ce36" office:value-type="string" calcext:value-type="string">
              <text:p>Le celle da I5 a BL5 contengono il numero dei giorni delle settimane rappresentate nei blocchi superiori e vengono calcolati automaticamente.</text:p>
              <text:p>Queste celle non si dovrebbero modificare.</text:p>
              <text:p>La data corrente viene indicata in rosso (esadecimale AD3815) a partire dalla data odierna nella riga 5 per l’intera colonna di date fino alla fine della pianificazione del progetto.</text:p>
            </table:table-cell>
            <table:table-cell table:style-name="ce148" table:number-columns-spanned="6" table:number-rows-spanned="1"/>
            <table:covered-table-cell table:number-columns-repeated="5" table:style-name="ce148"/>
            <table:table-cell table:style-name="ce110" table:formula="of:=Inizio_progetto-WEEKDAY(Inizio_progetto;1)+2+7*(Visualizza_settimana-1)" office:value-type="date" office:date-value="2022-02-14" calcext:value-type="date">
              <text:p>14</text:p>
            </table:table-cell>
            <table:table-cell table:style-name="ce115" table:formula="of:=[.H5]+1" office:value-type="date" office:date-value="2022-02-15" calcext:value-type="date">
              <text:p>15</text:p>
            </table:table-cell>
            <table:table-cell table:style-name="ce115" table:formula="of:=[.I5]+1" office:value-type="date" office:date-value="2022-02-16" calcext:value-type="date">
              <text:p>16</text:p>
            </table:table-cell>
            <table:table-cell table:style-name="ce115" table:formula="of:=[.J5]+1" office:value-type="date" office:date-value="2022-02-17" calcext:value-type="date">
              <text:p>17</text:p>
            </table:table-cell>
            <table:table-cell table:style-name="ce115" table:formula="of:=[.K5]+1" office:value-type="date" office:date-value="2022-02-18" calcext:value-type="date">
              <text:p>18</text:p>
            </table:table-cell>
            <table:table-cell table:style-name="ce115" table:formula="of:=[.L5]+1" office:value-type="date" office:date-value="2022-02-19" calcext:value-type="date">
              <text:p>19</text:p>
            </table:table-cell>
            <table:table-cell table:style-name="ce116" table:formula="of:=[.M5]+1" office:value-type="date" office:date-value="2022-02-20" calcext:value-type="date">
              <text:p>20</text:p>
            </table:table-cell>
            <table:table-cell table:style-name="ce110" table:formula="of:=[.N5]+1" office:value-type="date" office:date-value="2022-02-21" calcext:value-type="date">
              <text:p>21</text:p>
            </table:table-cell>
            <table:table-cell table:style-name="ce115" table:formula="of:=[.O5]+1" office:value-type="date" office:date-value="2022-02-22" calcext:value-type="date">
              <text:p>22</text:p>
            </table:table-cell>
            <table:table-cell table:style-name="ce115" table:formula="of:=[.P5]+1" office:value-type="date" office:date-value="2022-02-23" calcext:value-type="date">
              <text:p>23</text:p>
            </table:table-cell>
            <table:table-cell table:style-name="ce115" table:formula="of:=[.Q5]+1" office:value-type="date" office:date-value="2022-02-24" calcext:value-type="date">
              <text:p>24</text:p>
            </table:table-cell>
            <table:table-cell table:style-name="ce115" table:formula="of:=[.R5]+1" office:value-type="date" office:date-value="2022-02-25" calcext:value-type="date">
              <text:p>25</text:p>
            </table:table-cell>
            <table:table-cell table:style-name="ce115" table:formula="of:=[.S5]+1" office:value-type="date" office:date-value="2022-02-26" calcext:value-type="date">
              <text:p>26</text:p>
            </table:table-cell>
            <table:table-cell table:style-name="ce116" table:formula="of:=[.T5]+1" office:value-type="date" office:date-value="2022-02-27" calcext:value-type="date">
              <text:p>27</text:p>
            </table:table-cell>
            <table:table-cell table:style-name="ce110" table:formula="of:=[.U5]+1" office:value-type="date" office:date-value="2022-02-28" calcext:value-type="date">
              <text:p>28</text:p>
            </table:table-cell>
            <table:table-cell table:style-name="ce115" table:formula="of:=[.V5]+1" office:value-type="date" office:date-value="2022-03-01" calcext:value-type="date">
              <text:p>1</text:p>
            </table:table-cell>
            <table:table-cell table:style-name="ce115" table:formula="of:=[.W5]+1" office:value-type="date" office:date-value="2022-03-02" calcext:value-type="date">
              <text:p>2</text:p>
            </table:table-cell>
            <table:table-cell table:style-name="ce115" table:formula="of:=[.X5]+1" office:value-type="date" office:date-value="2022-03-03" calcext:value-type="date">
              <text:p>3</text:p>
            </table:table-cell>
            <table:table-cell table:style-name="ce115" table:formula="of:=[.Y5]+1" office:value-type="date" office:date-value="2022-03-04" calcext:value-type="date">
              <text:p>4</text:p>
            </table:table-cell>
            <table:table-cell table:style-name="ce115" table:formula="of:=[.Z5]+1" office:value-type="date" office:date-value="2022-03-05" calcext:value-type="date">
              <text:p>5</text:p>
            </table:table-cell>
            <table:table-cell table:style-name="ce116" table:formula="of:=[.AA5]+1" office:value-type="date" office:date-value="2022-03-06" calcext:value-type="date">
              <text:p>6</text:p>
            </table:table-cell>
            <table:table-cell table:style-name="ce110" table:formula="of:=[.AB5]+1" office:value-type="date" office:date-value="2022-03-07" calcext:value-type="date">
              <text:p>7</text:p>
            </table:table-cell>
            <table:table-cell table:style-name="ce115" table:formula="of:=[.AC5]+1" office:value-type="date" office:date-value="2022-03-08" calcext:value-type="date">
              <text:p>8</text:p>
            </table:table-cell>
            <table:table-cell table:style-name="ce115" table:formula="of:=[.AD5]+1" office:value-type="date" office:date-value="2022-03-09" calcext:value-type="date">
              <text:p>9</text:p>
            </table:table-cell>
            <table:table-cell table:style-name="ce115" table:formula="of:=[.AE5]+1" office:value-type="date" office:date-value="2022-03-10" calcext:value-type="date">
              <text:p>10</text:p>
            </table:table-cell>
            <table:table-cell table:style-name="ce115" table:formula="of:=[.AF5]+1" office:value-type="date" office:date-value="2022-03-11" calcext:value-type="date">
              <text:p>11</text:p>
            </table:table-cell>
            <table:table-cell table:style-name="ce115" table:formula="of:=[.AG5]+1" office:value-type="date" office:date-value="2022-03-12" calcext:value-type="date">
              <text:p>12</text:p>
            </table:table-cell>
            <table:table-cell table:style-name="ce116" table:formula="of:=[.AH5]+1" office:value-type="date" office:date-value="2022-03-13" calcext:value-type="date">
              <text:p>13</text:p>
            </table:table-cell>
            <table:table-cell table:style-name="ce110" table:formula="of:=[.AI5]+1" office:value-type="date" office:date-value="2022-03-14" calcext:value-type="date">
              <text:p>14</text:p>
            </table:table-cell>
            <table:table-cell table:style-name="ce115" table:formula="of:=[.AJ5]+1" office:value-type="date" office:date-value="2022-03-15" calcext:value-type="date">
              <text:p>15</text:p>
            </table:table-cell>
            <table:table-cell table:style-name="ce115" table:formula="of:=[.AK5]+1" office:value-type="date" office:date-value="2022-03-16" calcext:value-type="date">
              <text:p>16</text:p>
            </table:table-cell>
            <table:table-cell table:style-name="ce115" table:formula="of:=[.AL5]+1" office:value-type="date" office:date-value="2022-03-17" calcext:value-type="date">
              <text:p>17</text:p>
            </table:table-cell>
            <table:table-cell table:style-name="ce115" table:formula="of:=[.AM5]+1" office:value-type="date" office:date-value="2022-03-18" calcext:value-type="date">
              <text:p>18</text:p>
            </table:table-cell>
            <table:table-cell table:style-name="ce115" table:formula="of:=[.AN5]+1" office:value-type="date" office:date-value="2022-03-19" calcext:value-type="date">
              <text:p>19</text:p>
            </table:table-cell>
            <table:table-cell table:style-name="ce116" table:formula="of:=[.AO5]+1" office:value-type="date" office:date-value="2022-03-20" calcext:value-type="date">
              <text:p>20</text:p>
            </table:table-cell>
            <table:table-cell table:style-name="ce110" table:formula="of:=[.AP5]+1" office:value-type="date" office:date-value="2022-03-21" calcext:value-type="date">
              <text:p>21</text:p>
            </table:table-cell>
            <table:table-cell table:style-name="ce115" table:formula="of:=[.AQ5]+1" office:value-type="date" office:date-value="2022-03-22" calcext:value-type="date">
              <text:p>22</text:p>
            </table:table-cell>
            <table:table-cell table:style-name="ce115" table:formula="of:=[.AR5]+1" office:value-type="date" office:date-value="2022-03-23" calcext:value-type="date">
              <text:p>23</text:p>
            </table:table-cell>
            <table:table-cell table:style-name="ce115" table:formula="of:=[.AS5]+1" office:value-type="date" office:date-value="2022-03-24" calcext:value-type="date">
              <text:p>24</text:p>
            </table:table-cell>
            <table:table-cell table:style-name="ce115" table:formula="of:=[.AT5]+1" office:value-type="date" office:date-value="2022-03-25" calcext:value-type="date">
              <text:p>25</text:p>
            </table:table-cell>
            <table:table-cell table:style-name="ce115" table:formula="of:=[.AU5]+1" office:value-type="date" office:date-value="2022-03-26" calcext:value-type="date">
              <text:p>26</text:p>
            </table:table-cell>
            <table:table-cell table:style-name="ce116" table:formula="of:=[.AV5]+1" office:value-type="date" office:date-value="2022-03-27" calcext:value-type="date">
              <text:p>27</text:p>
            </table:table-cell>
            <table:table-cell table:style-name="ce110" table:formula="of:=[.AW5]+1" office:value-type="date" office:date-value="2022-03-28" calcext:value-type="date">
              <text:p>28</text:p>
            </table:table-cell>
            <table:table-cell table:style-name="ce115" table:formula="of:=[.AX5]+1" office:value-type="date" office:date-value="2022-03-29" calcext:value-type="date">
              <text:p>29</text:p>
            </table:table-cell>
            <table:table-cell table:style-name="ce115" table:formula="of:=[.AY5]+1" office:value-type="date" office:date-value="2022-03-30" calcext:value-type="date">
              <text:p>30</text:p>
            </table:table-cell>
            <table:table-cell table:style-name="ce115" table:formula="of:=[.AZ5]+1" office:value-type="date" office:date-value="2022-03-31" calcext:value-type="date">
              <text:p>31</text:p>
            </table:table-cell>
            <table:table-cell table:style-name="ce115" table:formula="of:=[.BA5]+1" office:value-type="date" office:date-value="2022-04-01" calcext:value-type="date">
              <text:p>1</text:p>
            </table:table-cell>
            <table:table-cell table:style-name="ce115" table:formula="of:=[.BB5]+1" office:value-type="date" office:date-value="2022-04-02" calcext:value-type="date">
              <text:p>2</text:p>
            </table:table-cell>
            <table:table-cell table:style-name="ce116" table:formula="of:=[.BC5]+1" office:value-type="date" office:date-value="2022-04-03" calcext:value-type="date">
              <text:p>3</text:p>
            </table:table-cell>
            <table:table-cell table:style-name="ce110" table:formula="of:=[.BD5]+1" office:value-type="date" office:date-value="2022-04-04" calcext:value-type="date">
              <text:p>4</text:p>
            </table:table-cell>
            <table:table-cell table:style-name="ce115" table:formula="of:=[.BE5]+1" office:value-type="date" office:date-value="2022-04-05" calcext:value-type="date">
              <text:p>5</text:p>
            </table:table-cell>
            <table:table-cell table:style-name="ce115" table:formula="of:=[.BF5]+1" office:value-type="date" office:date-value="2022-04-06" calcext:value-type="date">
              <text:p>6</text:p>
            </table:table-cell>
            <table:table-cell table:style-name="ce115" table:formula="of:=[.BG5]+1" office:value-type="date" office:date-value="2022-04-07" calcext:value-type="date">
              <text:p>7</text:p>
            </table:table-cell>
            <table:table-cell table:style-name="ce115" table:formula="of:=[.BH5]+1" office:value-type="date" office:date-value="2022-04-08" calcext:value-type="date">
              <text:p>8</text:p>
            </table:table-cell>
            <table:table-cell table:style-name="ce115" table:formula="of:=[.BI5]+1" office:value-type="date" office:date-value="2022-04-09" calcext:value-type="date">
              <text:p>9</text:p>
            </table:table-cell>
            <table:table-cell table:style-name="ce116" table:formula="of:=[.BJ5]+1" office:value-type="date" office:date-value="2022-04-10" calcext:value-type="date">
              <text:p>10</text:p>
            </table:table-cell>
            <table:table-cell table:number-columns-repeated="961"/>
          </table:table-row>
          <table:table-row table:style-name="ro11">
            <table:table-cell table:style-name="ce36" office:value-type="string" calcext:value-type="string">
              <text:p>Questa riga contiene le intestazioni per la pianificazione di progetto che segue. </text:p>
              <text:p>Spostarsi da B6 a BL 6 per ascoltare il contenuto. La prima lettera di ogni giorno della settimana indicata nell’intestazione, inizia nella cella I6 e continua fino alla cella BL6.</text:p>
              <text:p>I grafici con la sequenza temporale di progetto vengono generati automaticamente in base alle date di inizio e di fine immesse, usando i formati condizionali.</text:p>
              <text:p>Non modificare il contenuto delle celle delle colonne dopo la colonna I a partire dalla cella I7.</text:p>
            </table:table-cell>
            <table:table-cell table:style-name="ce42" office:value-type="string" calcext:value-type="string">
              <text:p>ATTIVITÀ</text:p>
            </table:table-cell>
            <table:table-cell table:style-name="ce56" office:value-type="string" calcext:value-type="string">
              <text:p>RESPONSABILITA’</text:p>
            </table:table-cell>
            <table:table-cell table:style-name="ce56" office:value-type="string" calcext:value-type="string">
              <text:p>AVANZAMENTO</text:p>
            </table:table-cell>
            <table:table-cell table:style-name="ce56" office:value-type="string" calcext:value-type="string">
              <text:p>INIZIO</text:p>
            </table:table-cell>
            <table:table-cell table:style-name="ce56" office:value-type="string" calcext:value-type="string">
              <text:p>FINE</text:p>
            </table:table-cell>
            <table:table-cell table:style-name="ce56"/>
            <table:table-cell table:style-name="ce111" table:formula="of:=LEFT(TEXT([.H5];&quot;ggg&quot;);1)" office:value-type="string" office:string-value="l" calcext:value-type="string">
              <text:p>l</text:p>
            </table:table-cell>
            <table:table-cell table:style-name="ce111" table:formula="of:=LEFT(TEXT([.I5];&quot;ggg&quot;);1)" office:value-type="string" office:string-value="m" calcext:value-type="string">
              <text:p>m</text:p>
            </table:table-cell>
            <table:table-cell table:style-name="ce111" table:formula="of:=LEFT(TEXT([.J5];&quot;ggg&quot;);1)" office:value-type="string" office:string-value="m" calcext:value-type="string">
              <text:p>m</text:p>
            </table:table-cell>
            <table:table-cell table:style-name="ce111" table:formula="of:=LEFT(TEXT([.K5];&quot;ggg&quot;);1)" office:value-type="string" office:string-value="g" calcext:value-type="string">
              <text:p>g</text:p>
            </table:table-cell>
            <table:table-cell table:style-name="ce111" table:formula="of:=LEFT(TEXT([.L5];&quot;ggg&quot;);1)" office:value-type="string" office:string-value="v" calcext:value-type="string">
              <text:p>v</text:p>
            </table:table-cell>
            <table:table-cell table:style-name="ce111" table:formula="of:=LEFT(TEXT([.M5];&quot;ggg&quot;);1)" office:value-type="string" office:string-value="s" calcext:value-type="string">
              <text:p>s</text:p>
            </table:table-cell>
            <table:table-cell table:style-name="ce111" table:formula="of:=LEFT(TEXT([.N5];&quot;ggg&quot;);1)" office:value-type="string" office:string-value="d" calcext:value-type="string">
              <text:p>d</text:p>
            </table:table-cell>
            <table:table-cell table:style-name="ce111" table:formula="of:=LEFT(TEXT([.O5];&quot;ggg&quot;);1)" office:value-type="string" office:string-value="l" calcext:value-type="string">
              <text:p>l</text:p>
            </table:table-cell>
            <table:table-cell table:style-name="ce111" table:formula="of:=LEFT(TEXT([.P5];&quot;ggg&quot;);1)" office:value-type="string" office:string-value="m" calcext:value-type="string">
              <text:p>m</text:p>
            </table:table-cell>
            <table:table-cell table:style-name="ce111" table:formula="of:=LEFT(TEXT([.Q5];&quot;ggg&quot;);1)" office:value-type="string" office:string-value="m" calcext:value-type="string">
              <text:p>m</text:p>
            </table:table-cell>
            <table:table-cell table:style-name="ce111" table:formula="of:=LEFT(TEXT([.R5];&quot;ggg&quot;);1)" office:value-type="string" office:string-value="g" calcext:value-type="string">
              <text:p>g</text:p>
            </table:table-cell>
            <table:table-cell table:style-name="ce111" table:formula="of:=LEFT(TEXT([.S5];&quot;ggg&quot;);1)" office:value-type="string" office:string-value="v" calcext:value-type="string">
              <text:p>v</text:p>
            </table:table-cell>
            <table:table-cell table:style-name="ce111" table:formula="of:=LEFT(TEXT([.T5];&quot;ggg&quot;);1)" office:value-type="string" office:string-value="s" calcext:value-type="string">
              <text:p>s</text:p>
            </table:table-cell>
            <table:table-cell table:style-name="ce111" table:formula="of:=LEFT(TEXT([.U5];&quot;ggg&quot;);1)" office:value-type="string" office:string-value="d" calcext:value-type="string">
              <text:p>d</text:p>
            </table:table-cell>
            <table:table-cell table:style-name="ce111" table:formula="of:=LEFT(TEXT([.V5];&quot;ggg&quot;);1)" office:value-type="string" office:string-value="l" calcext:value-type="string">
              <text:p>l</text:p>
            </table:table-cell>
            <table:table-cell table:style-name="ce111" table:formula="of:=LEFT(TEXT([.W5];&quot;ggg&quot;);1)" office:value-type="string" office:string-value="m" calcext:value-type="string">
              <text:p>m</text:p>
            </table:table-cell>
            <table:table-cell table:style-name="ce111" table:formula="of:=LEFT(TEXT([.X5];&quot;ggg&quot;);1)" office:value-type="string" office:string-value="m" calcext:value-type="string">
              <text:p>m</text:p>
            </table:table-cell>
            <table:table-cell table:style-name="ce111" table:formula="of:=LEFT(TEXT([.Y5];&quot;ggg&quot;);1)" office:value-type="string" office:string-value="g" calcext:value-type="string">
              <text:p>g</text:p>
            </table:table-cell>
            <table:table-cell table:style-name="ce111" table:formula="of:=LEFT(TEXT([.Z5];&quot;ggg&quot;);1)" office:value-type="string" office:string-value="v" calcext:value-type="string">
              <text:p>v</text:p>
            </table:table-cell>
            <table:table-cell table:style-name="ce111" table:formula="of:=LEFT(TEXT([.AA5];&quot;ggg&quot;);1)" office:value-type="string" office:string-value="s" calcext:value-type="string">
              <text:p>s</text:p>
            </table:table-cell>
            <table:table-cell table:style-name="ce111" table:formula="of:=LEFT(TEXT([.AB5];&quot;ggg&quot;);1)" office:value-type="string" office:string-value="d" calcext:value-type="string">
              <text:p>d</text:p>
            </table:table-cell>
            <table:table-cell table:style-name="ce111" table:formula="of:=LEFT(TEXT([.AC5];&quot;ggg&quot;);1)" office:value-type="string" office:string-value="l" calcext:value-type="string">
              <text:p>l</text:p>
            </table:table-cell>
            <table:table-cell table:style-name="ce111" table:formula="of:=LEFT(TEXT([.AD5];&quot;ggg&quot;);1)" office:value-type="string" office:string-value="m" calcext:value-type="string">
              <text:p>m</text:p>
            </table:table-cell>
            <table:table-cell table:style-name="ce111" table:formula="of:=LEFT(TEXT([.AE5];&quot;ggg&quot;);1)" office:value-type="string" office:string-value="m" calcext:value-type="string">
              <text:p>m</text:p>
            </table:table-cell>
            <table:table-cell table:style-name="ce111" table:formula="of:=LEFT(TEXT([.AF5];&quot;ggg&quot;);1)" office:value-type="string" office:string-value="g" calcext:value-type="string">
              <text:p>g</text:p>
            </table:table-cell>
            <table:table-cell table:style-name="ce111" table:formula="of:=LEFT(TEXT([.AG5];&quot;ggg&quot;);1)" office:value-type="string" office:string-value="v" calcext:value-type="string">
              <text:p>v</text:p>
            </table:table-cell>
            <table:table-cell table:style-name="ce111" table:formula="of:=LEFT(TEXT([.AH5];&quot;ggg&quot;);1)" office:value-type="string" office:string-value="s" calcext:value-type="string">
              <text:p>s</text:p>
            </table:table-cell>
            <table:table-cell table:style-name="ce111" table:formula="of:=LEFT(TEXT([.AI5];&quot;ggg&quot;);1)" office:value-type="string" office:string-value="d" calcext:value-type="string">
              <text:p>d</text:p>
            </table:table-cell>
            <table:table-cell table:style-name="ce111" table:formula="of:=LEFT(TEXT([.AJ5];&quot;ggg&quot;);1)" office:value-type="string" office:string-value="l" calcext:value-type="string">
              <text:p>l</text:p>
            </table:table-cell>
            <table:table-cell table:style-name="ce111" table:formula="of:=LEFT(TEXT([.AK5];&quot;ggg&quot;);1)" office:value-type="string" office:string-value="m" calcext:value-type="string">
              <text:p>m</text:p>
            </table:table-cell>
            <table:table-cell table:style-name="ce111" table:formula="of:=LEFT(TEXT([.AL5];&quot;ggg&quot;);1)" office:value-type="string" office:string-value="m" calcext:value-type="string">
              <text:p>m</text:p>
            </table:table-cell>
            <table:table-cell table:style-name="ce111" table:formula="of:=LEFT(TEXT([.AM5];&quot;ggg&quot;);1)" office:value-type="string" office:string-value="g" calcext:value-type="string">
              <text:p>g</text:p>
            </table:table-cell>
            <table:table-cell table:style-name="ce111" table:formula="of:=LEFT(TEXT([.AN5];&quot;ggg&quot;);1)" office:value-type="string" office:string-value="v" calcext:value-type="string">
              <text:p>v</text:p>
            </table:table-cell>
            <table:table-cell table:style-name="ce111" table:formula="of:=LEFT(TEXT([.AO5];&quot;ggg&quot;);1)" office:value-type="string" office:string-value="s" calcext:value-type="string">
              <text:p>s</text:p>
            </table:table-cell>
            <table:table-cell table:style-name="ce111" table:formula="of:=LEFT(TEXT([.AP5];&quot;ggg&quot;);1)" office:value-type="string" office:string-value="d" calcext:value-type="string">
              <text:p>d</text:p>
            </table:table-cell>
            <table:table-cell table:style-name="ce111" table:formula="of:=LEFT(TEXT([.AQ5];&quot;ggg&quot;);1)" office:value-type="string" office:string-value="l" calcext:value-type="string">
              <text:p>l</text:p>
            </table:table-cell>
            <table:table-cell table:style-name="ce111" table:formula="of:=LEFT(TEXT([.AR5];&quot;ggg&quot;);1)" office:value-type="string" office:string-value="m" calcext:value-type="string">
              <text:p>m</text:p>
            </table:table-cell>
            <table:table-cell table:style-name="ce111" table:formula="of:=LEFT(TEXT([.AS5];&quot;ggg&quot;);1)" office:value-type="string" office:string-value="m" calcext:value-type="string">
              <text:p>m</text:p>
            </table:table-cell>
            <table:table-cell table:style-name="ce111" table:formula="of:=LEFT(TEXT([.AT5];&quot;ggg&quot;);1)" office:value-type="string" office:string-value="g" calcext:value-type="string">
              <text:p>g</text:p>
            </table:table-cell>
            <table:table-cell table:style-name="ce111" table:formula="of:=LEFT(TEXT([.AU5];&quot;ggg&quot;);1)" office:value-type="string" office:string-value="v" calcext:value-type="string">
              <text:p>v</text:p>
            </table:table-cell>
            <table:table-cell table:style-name="ce111" table:formula="of:=LEFT(TEXT([.AV5];&quot;ggg&quot;);1)" office:value-type="string" office:string-value="s" calcext:value-type="string">
              <text:p>s</text:p>
            </table:table-cell>
            <table:table-cell table:style-name="ce111" table:formula="of:=LEFT(TEXT([.AW5];&quot;ggg&quot;);1)" office:value-type="string" office:string-value="d" calcext:value-type="string">
              <text:p>d</text:p>
            </table:table-cell>
            <table:table-cell table:style-name="ce111" table:formula="of:=LEFT(TEXT([.AX5];&quot;ggg&quot;);1)" office:value-type="string" office:string-value="l" calcext:value-type="string">
              <text:p>l</text:p>
            </table:table-cell>
            <table:table-cell table:style-name="ce111" table:formula="of:=LEFT(TEXT([.AY5];&quot;ggg&quot;);1)" office:value-type="string" office:string-value="m" calcext:value-type="string">
              <text:p>m</text:p>
            </table:table-cell>
            <table:table-cell table:style-name="ce111" table:formula="of:=LEFT(TEXT([.AZ5];&quot;ggg&quot;);1)" office:value-type="string" office:string-value="m" calcext:value-type="string">
              <text:p>m</text:p>
            </table:table-cell>
            <table:table-cell table:style-name="ce111" table:formula="of:=LEFT(TEXT([.BA5];&quot;ggg&quot;);1)" office:value-type="string" office:string-value="g" calcext:value-type="string">
              <text:p>g</text:p>
            </table:table-cell>
            <table:table-cell table:style-name="ce111" table:formula="of:=LEFT(TEXT([.BB5];&quot;ggg&quot;);1)" office:value-type="string" office:string-value="v" calcext:value-type="string">
              <text:p>v</text:p>
            </table:table-cell>
            <table:table-cell table:style-name="ce111" table:formula="of:=LEFT(TEXT([.BC5];&quot;ggg&quot;);1)" office:value-type="string" office:string-value="s" calcext:value-type="string">
              <text:p>s</text:p>
            </table:table-cell>
            <table:table-cell table:style-name="ce111" table:formula="of:=LEFT(TEXT([.BD5];&quot;ggg&quot;);1)" office:value-type="string" office:string-value="d" calcext:value-type="string">
              <text:p>d</text:p>
            </table:table-cell>
            <table:table-cell table:style-name="ce111" table:formula="of:=LEFT(TEXT([.BE5];&quot;ggg&quot;);1)" office:value-type="string" office:string-value="l" calcext:value-type="string">
              <text:p>l</text:p>
            </table:table-cell>
            <table:table-cell table:style-name="ce111" table:formula="of:=LEFT(TEXT([.BF5];&quot;ggg&quot;);1)" office:value-type="string" office:string-value="m" calcext:value-type="string">
              <text:p>m</text:p>
            </table:table-cell>
            <table:table-cell table:style-name="ce111" table:formula="of:=LEFT(TEXT([.BG5];&quot;ggg&quot;);1)" office:value-type="string" office:string-value="m" calcext:value-type="string">
              <text:p>m</text:p>
            </table:table-cell>
            <table:table-cell table:style-name="ce111" table:formula="of:=LEFT(TEXT([.BH5];&quot;ggg&quot;);1)" office:value-type="string" office:string-value="g" calcext:value-type="string">
              <text:p>g</text:p>
            </table:table-cell>
            <table:table-cell table:style-name="ce111" table:formula="of:=LEFT(TEXT([.BI5];&quot;ggg&quot;);1)" office:value-type="string" office:string-value="v" calcext:value-type="string">
              <text:p>v</text:p>
            </table:table-cell>
            <table:table-cell table:style-name="ce111" table:formula="of:=LEFT(TEXT([.BJ5];&quot;ggg&quot;);1)" office:value-type="string" office:string-value="s" calcext:value-type="string">
              <text:p>s</text:p>
            </table:table-cell>
            <table:table-cell table:style-name="ce111" table:formula="of:=LEFT(TEXT([.BK5];&quot;ggg&quot;);1)" office:value-type="string" office:string-value="d" calcext:value-type="string">
              <text:p>d</text:p>
            </table:table-cell>
            <table:table-cell table:number-columns-repeated="961"/>
          </table:table-row>
        </table:table-header-rows>
        <table:table-row table:style-name="ro2">
          <table:table-cell table:style-name="ce36" office:value-type="string" calcext:value-type="string">
            <text:p>La cella B8 contiene il titolo di esempio della Fase 1. </text:p>
            <text:p>Immettere un nuovo titolo nella cella B8.</text:p>
            <text:p>Immettere il nome della persona a cui assegnare la fase nella cella C8, se pertinente al progetto.</text:p>
            <text:p>Immettere lo stato di avanzamento per l’intera fase nella cella D8, se pertinente al progetto.</text:p>
            <text:p>Immettere la data di inizio e di fine dell’intera fase nelle celle E8 e F8, se pertinente al progetto. </text:p>
            <text:p>Il diagramma di Gantt immetterà automaticamente le date appropriate e applicherà l'ombreggiatura a seconda dello stato.</text:p>
            <text:p>Per eliminare la fase e utilizzare solo le attività, è sufficiente eliminare la riga corrente.</text:p>
          </table:table-cell>
          <table:table-cell table:style-name="ce43" office:value-type="string" calcext:value-type="string">
            <text:p>Approvazione piano di progetto</text:p>
          </table:table-cell>
          <table:table-cell table:style-name="ce57"/>
          <table:table-cell table:style-name="ce65"/>
          <table:table-cell table:style-name="ce87"/>
          <table:table-cell table:style-name="ce103"/>
          <table:table-cell table:style-name="ce108"/>
          <table:table-cell table:style-name="ce112" table:number-columns-repeated="56"/>
          <table:table-cell table:number-columns-repeated="961"/>
        </table:table-row>
        <table:table-row table:style-name="ro2">
          <table:table-cell table:style-name="ce36" office:value-type="string" calcext:value-type="string">
            <text:p>La cella B9 contiene l'attività di esempio "Attività 1". </text:p>
            <text:p>Immettere un nuovo nome per l’attività nella cella B9.</text:p>
            <text:p>Immettere il nome della persona a cui assegnare l'attività nella cella C9.</text:p>
            <text:p>Immettere lo stato di avanzamento dell'attività nella cella D9. Una barra di stato viene visualizzata nella cella ed è ombreggiata in base allo stato di avanzamento. Ad esempio, lo stato di avanzamento pari al 50% applicherà l'ombreggiatura a metà della cella.</text:p>
            <text:p>Immettere la data di inizio dell’attività nella cella E9.</text:p>
            <text:p>Immettere la data di fine dell’attività nella cella F9.</text:p>
            <text:p>Viene visualizzata una barra di stato ombreggiata in blocchi per le date immesse, a partire dalla cella I9 fino alla BL9. </text:p>
          </table:table-cell>
          <table:table-cell table:style-name="ce44" office:value-type="string" calcext:value-type="string">
            <text:p>Rilancio del progetto – fase 2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15" calcext:value-type="date">
            <text:p>15/02/22</text:p>
          </table:table-cell>
          <table:table-cell table:style-name="ce88" office:value-type="date" office:date-value="2022-02-20" calcext:value-type="date">
            <text:p>20/02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 office:value-type="string" calcext:value-type="string">
            <text:p>Dalla riga 10 alla 13 è ripetuto lo schema della riga 9. </text:p>
            <text:p>Ripetere le istruzioni della cella A9 per tutte le righe di attività nel foglio di lavoro. Sovrascrivere i dati di esempio.</text:p>
            <text:p>L’esempio di un'altra fase inizia nella cella A14. </text:p>
            <text:p>Continuare a immettere le attività nelle celle da A10 a A13 o passare alla cella A14 per altre informazioni.</text:p>
          </table:table-cell>
          <table:table-cell table:style-name="ce44" office:value-type="string" calcext:value-type="string">
            <text:p>Brain storming (insufficienti volontari in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1" calcext:value-type="date">
            <text:p>21/02/22</text:p>
          </table:table-cell>
          <table:table-cell table:style-name="ce88" office:value-type="date" office:date-value="2022-02-27" calcext:value-type="date">
            <text:p>27/02/22</text:p>
          </table:table-cell>
          <table:table-cell table:style-name="ce108"/>
          <table:table-cell table:style-name="ce112" table:number-columns-repeated="12"/>
          <table:table-cell table:style-name="ce117" table:number-columns-repeated="2"/>
          <table:table-cell table:style-name="ce112" table:number-columns-repeated="42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Estensione della fase 2 a scuole di 2° grado (ricerca nuovi volontari es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8" calcext:value-type="date">
            <text:p>28/02/22</text:p>
          </table:table-cell>
          <table:table-cell table:style-name="ce88" office:value-type="date" office:date-value="2022-03-08" calcext:value-type="date">
            <text:p>08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Revisone della fase 2 –&gt; fase 1 bis (no volontari esterni)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3-09" calcext:value-type="date">
            <text:p>09/03/22</text:p>
          </table:table-cell>
          <table:table-cell table:style-name="ce88" office:value-type="date" office:date-value="2022-03-11" calcext:value-type="date">
            <text:p>11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Kick off meeting – fase 1 bis</text:p>
          </table:table-cell>
          <table:table-cell table:style-name="ce44" office:value-type="string" calcext:value-type="string">
            <text:p>All</text:p>
          </table:table-cell>
          <table:table-cell table:style-name="ce67" office:value-type="percentage" office:value="1" calcext:value-type="percentage">
            <text:p>100%</text:p>
          </table:table-cell>
          <table:table-cell table:number-columns-repeated="2" table:style-name="ce88" office:value-type="date" office:date-value="2022-03-14" calcext:value-type="date">
            <text:p>14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2">
          <table:table-cell table:style-name="ce37"/>
          <table:table-cell table:style-name="ce44" office:value-type="string" calcext:value-type="string">
            <text:p>Approvazione piano di progetto – fase 1 bis</text:p>
          </table:table-cell>
          <table:table-cell table:style-name="ce44" office:value-type="string" calcext:value-type="string">
            <text:p>All</text:p>
          </table:table-cell>
          <table:table-cell table:style-name="ce68" office:value-type="percentage" office:value="1" calcext:value-type="percentage">
            <text:p>100%</text:p>
          </table:table-cell>
          <table:table-cell table:style-name="ce88" office:value-type="date" office:date-value="2022-03-14" calcext:value-type="date">
            <text:p>14/03/22</text:p>
          </table:table-cell>
          <table:table-cell table:style-name="ce88" office:value-type="date" office:date-value="2022-03-15" calcext:value-type="date">
            <text:p>15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2">
          <table:table-cell table:style-name="ce37"/>
          <table:table-cell table:style-name="ce44" table:number-columns-repeated="2"/>
          <table:table-cell table:style-name="ce66"/>
          <table:table-cell table:style-name="ce89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 office:value-type="string" calcext:value-type="string">
            <text:p>La cella a destra contiene il titolo di esempio della Fase 2. </text:p>
            <text:p>È possibile creare una nuova fase in qualsiasi momento nella colonna B. Questa pianificazione di progetto non richiede fasi. Per rimuovere la fase, è sufficiente eliminare la riga.</text:p>
            <text:p>Per creare un blocco di fase in questa riga, immettere un nuovo titolo nella cella a destra.</text:p>
            <text:p>Per continuare ad aggiungere attività alla fase precedente, immettere una nuova riga sopra a questa e inserire i dati delle attività seguendo le istruzioni della cella A9.</text:p>
            <text:p>Aggiornare i dettagli della fase nella cella a destra sulla base delle istruzioni della cella A8.</text:p>
            <text:p>Spostarsi verso il basso nelle celle della colonna A per altre informazioni.</text:p>
            <text:p>Se non sono state aggiunte nuove righe al foglio di lavoro, sono disponibili 2 ulteriori blocchi di esempio nelle celle B20 e B26. In caso contrario, spostarsi lungo le celle della colonna A per ulteriori blocchi. </text:p>
            <text:p>Ripetere le istruzioni delle celle A8 e A9 se necessario.</text:p>
          </table:table-cell>
          <table:table-cell table:style-name="ce45" office:value-type="string" calcext:value-type="string">
            <text:p>Progettazione</text:p>
          </table:table-cell>
          <table:table-cell table:style-name="ce58"/>
          <table:table-cell table:style-name="ce69"/>
          <table:table-cell table:style-name="ce90"/>
          <table:table-cell table:style-name="ce104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6" office:value-type="string" calcext:value-type="string">
            <text:p>Definizione specifiche funzionali simulazione TOL web app, versione mobile</text:p>
          </table:table-cell>
          <table:table-cell table:style-name="ce47" office:value-type="string" calcext:value-type="string">
            <text:p>Project leader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4" calcext:value-type="date">
            <text:p>14/03/22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7" office:value-type="string" calcext:value-type="string">
            <text:p>Definizione specifiche tecniche simulazione TOL web app, versione mobile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29" calcext:value-type="date">
            <text:p>29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7" office:value-type="string" calcext:value-type="string">
            <text:p>Definizione database quesiti TOL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6"/>
          <table:table-cell table:style-name="ce47" office:value-type="string" calcext:value-type="string">
            <text:p>Definizione criteri di validazione quesiti TOL</text:p>
          </table:table-cell>
          <table:table-cell table:style-name="ce47" office:value-type="string" calcext:value-type="string">
            <text:p>Team <text:s/>TOL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7" table:number-columns-repeated="2"/>
          <table:table-cell table:style-name="ce70"/>
          <table:table-cell table:style-name="ce92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8" office:value-type="string" calcext:value-type="string">
            <text:p>Sviluppo</text:p>
          </table:table-cell>
          <table:table-cell table:style-name="ce59"/>
          <table:table-cell table:style-name="ce71"/>
          <table:table-cell table:style-name="ce93"/>
          <table:table-cell table:style-name="ce105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<text:s/>di Inglese (30)</text:p>
          </table:table-cell>
          <table:table-cell table:style-name="ce60" office:value-type="string" calcext:value-type="string">
            <text:p>Team <text:s/>TOL</text:p>
          </table:table-cell>
          <table:table-cell table:style-name="ce72" office:value-type="percentage" office:value="0.53" calcext:value-type="percentage">
            <text:p>53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<text:s/>di Matematica, Logica e Statistica (25)</text:p>
          </table:table-cell>
          <table:table-cell table:style-name="ce60" office:value-type="string" calcext:value-type="string">
            <text:p>Team <text:s/>TOL</text:p>
          </table:table-cell>
          <table:table-cell table:style-name="ce73" office:value-type="percentage" office:value="0.28" calcext:value-type="percentage">
            <text:p>28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di Comprensione verbale (5)</text:p>
          </table:table-cell>
          <table:table-cell table:style-name="ce60" office:value-type="string" calcext:value-type="string">
            <text:p>Team <text:s/>TOL</text:p>
          </table:table-cell>
          <table:table-cell table:style-name="ce74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quesiti di Fisica TOL (5)</text:p>
          </table:table-cell>
          <table:table-cell table:style-name="ce60" office:value-type="string" calcext:value-type="string">
            <text:p>Team <text:s/>TOL</text:p>
          </table:table-cell>
          <table:table-cell table:style-name="ce75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 office:value-type="string" calcext:value-type="string">
            <text:p>Creazione simulazione TOL web app, versione mobile</text:p>
          </table:table-cell>
          <table:table-cell table:style-name="ce60" office:value-type="string" calcext:value-type="string">
            <text:p>Team WEB</text:p>
          </table:table-cell>
          <table:table-cell table:style-name="ce76" office:value-type="percentage" office:value="0" calcext:value-type="percentage">
            <text:p>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49"/>
          <table:table-cell table:style-name="ce60"/>
          <table:table-cell table:style-name="ce76"/>
          <table:table-cell table:style-name="ce95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 office:value-type="string" calcext:value-type="string">
            <text:p>Esempio di blocco con titolo di fase</text:p>
          </table:table-cell>
          <table:table-cell table:style-name="ce50" office:value-type="string" calcext:value-type="string">
            <text:p>Validazione</text:p>
          </table:table-cell>
          <table:table-cell table:style-name="ce61"/>
          <table:table-cell table:style-name="ce77"/>
          <table:table-cell table:style-name="ce96"/>
          <table:table-cell table:style-name="ce106"/>
          <table:table-cell table:style-name="ce108"/>
          <table:table-cell table:style-name="ce114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 office:value-type="string" calcext:value-type="string">
            <text:p>Validazione quesiti TOL (riesame generale)</text:p>
          </table:table-cell>
          <table:table-cell table:style-name="ce62" office:value-type="string" calcext:value-type="string">
            <text:p>Team TOL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 office:value-type="string" calcext:value-type="string">
            <text:p>Validazione Simulazione TOL web app, versione mobile <text:s/>(test e risoluzione bugs)</text:p>
          </table:table-cell>
          <table:table-cell table:style-name="ce62" office:value-type="string" calcext:value-type="string">
            <text:p>Team WEB</text:p>
          </table:table-cell>
          <table:table-cell table:style-name="ce79" office:value-type="percentage" office:value="0" calcext:value-type="percentage">
            <text:p>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 office:value-type="string" calcext:value-type="string">
            <text:p>Validazione Simulazione TOL web app, versione mobile (versione finale)</text:p>
          </table:table-cell>
          <table:table-cell table:style-name="ce62" office:value-type="string" calcext:value-type="string">
            <text:p>PoliNetwork</text:p>
          </table:table-cell>
          <table:table-cell table:style-name="ce80" office:value-type="percentage" office:value="0" calcext:value-type="percentage">
            <text:p>0%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97" office:value-type="date" office:date-value="2022-04-27" calcext:value-type="date">
            <text:p>27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1"/>
          <table:table-cell table:style-name="ce62"/>
          <table:table-cell table:style-name="ce79"/>
          <table:table-cell table:style-name="ce98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 office:value-type="string" calcext:value-type="string">
            <text:p>Esempio di blocco con titolo di fase</text:p>
          </table:table-cell>
          <table:table-cell table:style-name="ce52" office:value-type="string" calcext:value-type="string">
            <text:p>Distribuzione</text:p>
          </table:table-cell>
          <table:table-cell table:style-name="ce63"/>
          <table:table-cell table:style-name="ce81"/>
          <table:table-cell table:style-name="ce99"/>
          <table:table-cell table:style-name="ce107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3" office:value-type="string" calcext:value-type="string">
            <text:p>Pubblicazione simulazione TOL web app, versione mobile</text:p>
          </table:table-cell>
          <table:table-cell table:style-name="ce64" office:value-type="string" calcext:value-type="string">
            <text:p>PoliNetwork</text:p>
          </table:table-cell>
          <table:table-cell table:style-name="ce82" office:value-type="percentage" office:value="0" calcext:value-type="percentage">
            <text:p>0%</text:p>
          </table:table-cell>
          <table:table-cell table:style-name="ce100" office:value-type="date" office:date-value="2022-04-27" calcext:value-type="date">
            <text:p>27/04/22</text:p>
          </table:table-cell>
          <table:table-cell table:style-name="ce100" table:formula="of:=[.E34]+1" office:value-type="date" office:date-value="2022-04-28" calcext:value-type="date">
            <text:p>28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3" office:value-type="string" calcext:value-type="string">
            <text:p>Comunicazione al "Gruppo preparazione TOL" / gruppi matricole 202x</text:p>
          </table:table-cell>
          <table:table-cell table:style-name="ce64" office:value-type="string" calcext:value-type="string">
            <text:p>Project leader</text:p>
          </table:table-cell>
          <table:table-cell table:style-name="ce82" office:value-type="percentage" office:value="0" calcext:value-type="percentage">
            <text:p>0%</text:p>
          </table:table-cell>
          <table:table-cell table:style-name="ce100" office:value-type="date" office:date-value="2022-04-29" calcext:value-type="date">
            <text:p>29/04/22</text:p>
          </table:table-cell>
          <table:table-cell table:style-name="ce100" table:formula="of:=[.E35]+1" office:value-type="date" office:date-value="2022-04-30" calcext:value-type="date">
            <text:p>30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/>
          <table:table-cell table:style-name="ce53"/>
          <table:table-cell table:style-name="ce64"/>
          <table:table-cell table:style-name="ce82"/>
          <table:table-cell table:style-name="ce101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2">
          <table:table-cell table:style-name="ce37" table:number-columns-repeated="4"/>
          <table:table-cell/>
          <table:table-cell table:style-name="ce37" table:number-columns-repeated="1019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avanzamento_attività" table:base-cell-address="$Charter.$A$1" table:cell-range-address="$Plan.$D1"/>
          <table:named-range table:name="fine_attività" table:base-cell-address="$Charter.$A$1" table:cell-range-address="$Plan.$F1"/>
          <table:named-range table:name="inizio_attività" table:base-cell-address="$Charter.$A$1" table:cell-range-address="$Plan.$E1"/>
          <table:named-expression table:name="oggi" table:base-cell-address="$Charter.$A$1" table:expression="TODAY()"/>
          <table:named-range table:name="Print_Titles_0" table:base-cell-address="$Charter.$A$1" table:cell-range-address="$Plan.$A$4:.$AMJ$6"/>
          <table:named-range table:name="Print_Titles_0_0" table:base-cell-address="$Charter.$A$1" table:cell-range-address="$Plan.$A$4:.$AMJ$6"/>
          <table:named-range table:name="_xlnm.Print_Titles" table:base-cell-address="$Charter.$A$1" table:cell-range-address="$Plan.$A$4:.$AMJ$6" table:range-usable-as="repeat-column repeat-row"/>
        </table:named-expressions>
        <calcext:conditional-formats>
          <calcext:conditional-format calcext:target-range-address="Plan.D14:Plan.D23 Plan.D30:Plan.D30 Plan.D32:Plan.D36 Plan.D7:Plan.D1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4:Plan.BK27 Plan.H29:Plan.BK36 Plan.H5:Plan.BK11">
            <calcext:condition calcext:apply-style-name="ConditionalStyle_9" calcext:value="formula-is(AND(TODAY()&gt;=[.H$5];TODAY()&lt;[.I$5]))" calcext:base-cell-address="Plan.H5"/>
          </calcext:conditional-format>
          <calcext:conditional-format calcext:target-range-address="Plan.H14:Plan.BK27 Plan.H29:Plan.BK36 Plan.H7:Plan.BK11">
            <calcext:condition calcext:apply-style-name="ConditionalStyle_8" calcext:value="formula-is(AND(inizio_attività&lt;=[.H$5];ROUNDDOWN((fine_attività-inizio_attività+1)*avanzamento_attività;0)+inizio_attività-1&gt;=[.H$5]))" calcext:base-cell-address="Plan.H7"/>
            <calcext:condition calcext:apply-style-name="ConditionalStyle_7" calcext:value="formula-is(AND(fine_attività&gt;=[.H$5];inizio_attività&lt;[.I$5]))" calcext:base-cell-address="Plan.H7"/>
          </calcext:conditional-format>
          <calcext:conditional-format calcext:target-range-address="Plan.D12:Plan.D1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2:Plan.BK13">
            <calcext:condition calcext:apply-style-name="ConditionalStyle_6" calcext:value="formula-is(AND(TODAY()&gt;=[.H$5];TODAY()&lt;[.I$5]))" calcext:base-cell-address="Plan.H12"/>
          </calcext:conditional-format>
          <calcext:conditional-format calcext:target-range-address="Plan.H12:Plan.BK13">
            <calcext:condition calcext:apply-style-name="ConditionalStyle_5" calcext:value="formula-is(AND(inizio_attività&lt;=[.H$5];ROUNDDOWN((fine_attività-inizio_attività+1)*avanzamento_attività;0)+inizio_attività-1&gt;=[.H$5]))" calcext:base-cell-address="Plan.H12"/>
            <calcext:condition calcext:apply-style-name="ConditionalStyle_4" calcext:value="formula-is(AND(fine_attività&gt;=[.H$5];inizio_attività&lt;[.I$5]))" calcext:base-cell-address="Plan.H12"/>
          </calcext:conditional-format>
          <calcext:conditional-format calcext:target-range-address="Plan.D28:Plan.D28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28:Plan.BK28">
            <calcext:condition calcext:apply-style-name="ConditionalStyle_3" calcext:value="formula-is(AND(TODAY()&gt;=[.H$5];TODAY()&lt;[.I$5]))" calcext:base-cell-address="Plan.H28"/>
          </calcext:conditional-format>
          <calcext:conditional-format calcext:target-range-address="Plan.H28:Plan.BK28">
            <calcext:condition calcext:apply-style-name="ConditionalStyle_2" calcext:value="formula-is(AND(inizio_attività&lt;=[.H$5];ROUNDDOWN((fine_attività-inizio_attività+1)*avanzamento_attività;0)+inizio_attività-1&gt;=[.H$5]))" calcext:base-cell-address="Plan.H28"/>
            <calcext:condition calcext:apply-style-name="ConditionalStyle_1" calcext:value="formula-is(AND(fine_attività&gt;=[.H$5];inizio_attività&lt;[.I$5]))" calcext:base-cell-address="Plan.H28"/>
          </calcext:conditional-format>
          <calcext:conditional-format calcext:target-range-address="Plan.D13:Plan.D1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3:Plan.D25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4:Plan.D2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2:Plan.D2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6:Plan.D27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9:Plan.D2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31:Plan.D3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Follow-up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number-columns-repeated="1013" table:default-cell-style-name="Default"/>
        <table:table-row table:style-name="ro1" table:number-rows-repeated="2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">
          <table:table-cell/>
          <table:table-cell table:style-name="ce241" office:value-type="string" calcext:value-type="string">
            <text:p>ID</text:p>
          </table:table-cell>
          <table:table-cell table:style-name="ce241" office:value-type="string" calcext:value-type="string">
            <text:p>Data apertura</text:p>
          </table:table-cell>
          <table:table-cell table:style-name="ce241" office:value-type="string" calcext:value-type="string">
            <text:p>Origine</text:p>
          </table:table-cell>
          <table:table-cell table:style-name="ce241" office:value-type="string" calcext:value-type="string">
            <text:p>Opportunità di miglioramento</text:p>
          </table:table-cell>
          <table:table-cell table:style-name="ce241" office:value-type="string" calcext:value-type="string">
            <text:p>Risoluzione</text:p>
          </table:table-cell>
          <table:table-cell table:style-name="ce241" office:value-type="string" calcext:value-type="string">
            <text:p>Responsabilità</text:p>
          </table:table-cell>
          <table:table-cell table:style-name="ce241" office:value-type="string" calcext:value-type="string">
            <text:p>Scadenza</text:p>
          </table:table-cell>
          <table:table-cell table:style-name="ce241" office:value-type="string" calcext:value-type="string">
            <text:p>Data chiusura</text:p>
          </table:table-cell>
          <table:table-cell table:style-name="ce241" office:value-type="string" calcext:value-type="string">
            <text:p>Stato</text:p>
          </table:table-cell>
          <table:table-cell table:number-columns-repeated="1013"/>
        </table:table-row>
        <table:table-row table:style-name="ro14">
          <table:table-cell/>
          <table:table-cell table:style-name="ce290"/>
          <table:table-cell table:style-name="ce291" office:value-type="date" office:date-value="2021-12-14" calcext:value-type="date">
            <text:p>14-dic</text:p>
          </table:table-cell>
          <table:table-cell table:style-name="ce292" office:value-type="string" calcext:value-type="string">
            <text:p>@federico_grandi</text:p>
          </table:table-cell>
          <table:table-cell table:style-name="ce293" office:value-type="string" calcext:value-type="string">
            <text:p>Quando si arriva all’ultima schermata della simulazione, cliccando sul footer “Home” rimane sulla stessa pagina (è corretto)</text:p>
          </table:table-cell>
          <table:table-cell table:style-name="ce293" office:value-type="string" calcext:value-type="string">
            <text:p>Implementare un alert in modo tale che cliccando su “Home” a fine simulazione si possa tornare alla pagina iniziale per ripetere il test: "Stai per iniziare una nuovo test. Assicurati di aver salvato i risultati della simulazione altrimenti andranno persi"...Nuovo test....Annulla. Con Nuovo test però dovrebbe andare alla pagina home iniziale.</text:p>
            <text:p/>
            <text:p>Considerare inoltre il caso di ricarica della pagina.</text:p>
          </table:table-cell>
          <table:table-cell table:style-name="ce292" office:value-type="string" calcext:value-type="string">
            <text:p>@federico_grandi</text:p>
          </table:table-cell>
          <table:table-cell table:style-name="ce291" office:value-type="date" office:date-value="2022-03-29" calcext:value-type="date">
            <text:p>29-mar</text:p>
          </table:table-cell>
          <table:table-cell table:style-name="ce291" office:value-type="date" office:date-value="2022-04-12" calcext:value-type="date">
            <text:p>12-apr</text:p>
          </table:table-cell>
          <table:table-cell table:style-name="ce291" office:value-type="string" calcext:value-type="string">
            <text:p>Aperta</text:p>
          </table:table-cell>
          <table:table-cell table:number-columns-repeated="1013"/>
        </table:table-row>
        <table:table-row table:style-name="ro15">
          <table:table-cell/>
          <table:table-cell table:style-name="ce290"/>
          <table:table-cell table:style-name="ce291" office:value-type="date" office:date-value="2022-01-09" calcext:value-type="date">
            <text:p>09-gen</text:p>
          </table:table-cell>
          <table:table-cell table:style-name="ce292" office:value-type="string" calcext:value-type="string">
            <text:p>@Mattysal</text:p>
          </table:table-cell>
          <table:table-cell table:style-name="ce293" office:value-type="string" calcext:value-type="string">
            <text:p>Ai fini statistici, non viene tenuta traccia di quali sono le domande che hanno una percentuale di errore più elevata </text:p>
          </table:table-cell>
          <table:table-cell table:style-name="ce293" office:value-type="string" calcext:value-type="string">
            <text:p>Discuterne al kick-off meeting del 14/3. Statistiche per simulazione/utente oppure per quesito? Se implementata, come potremmo sfruttare in seguito quesa funzionalità? - PER SIMULAZIONE NON PER QUESITO – Soluzione da approvare al follow-up meeting del 22/3</text:p>
          </table:table-cell>
          <table:table-cell table:style-name="ce292" office:value-type="string" calcext:value-type="string">
            <text:p>Team Web</text:p>
          </table:table-cell>
          <table:table-cell table:style-name="ce291" office:value-type="date" office:date-value="2022-03-14" calcext:value-type="date">
            <text:p>14-mar</text:p>
          </table:table-cell>
          <table:table-cell table:style-name="ce291" office:value-type="date" office:date-value="2022-04-12" calcext:value-type="date">
            <text:p>12-apr</text:p>
          </table:table-cell>
          <table:table-cell table:style-name="ce291" office:value-type="string" calcext:value-type="string">
            <text:p>Aperta</text:p>
          </table:table-cell>
          <table:table-cell table:number-columns-repeated="1013"/>
        </table:table-row>
        <table:table-row table:style-name="ro15">
          <table:table-cell/>
          <table:table-cell table:style-name="ce290"/>
          <table:table-cell table:style-name="ce291" office:value-type="date" office:date-value="2022-01-17" calcext:value-type="date">
            <text:p>17-gen</text:p>
          </table:table-cell>
          <table:table-cell table:style-name="ce292" office:value-type="string" calcext:value-type="string">
            <text:p>Gruppo preparazione TOL</text:p>
          </table:table-cell>
          <table:table-cell table:style-name="ce293" office:value-type="string" calcext:value-type="string">
            <text:p>Non viene mostrata la risposta corretta a ciascun quesito nel file pdf di fine simulazione. E’ stata una scelta voluta del Project Leader, per stilmolare la discussione/garantire maggiore “giocabilità” della simulazione (attualmente solo 2 TOL)</text:p>
          </table:table-cell>
          <table:table-cell table:style-name="ce293" office:value-type="string" calcext:value-type="string">
            <text:p>Mostrare la risposta corretta a ciascun quesito nel file pdf di fine simulazione. Eliminare dal file pdf i riferimenti alla nostra [numerazione] interna dei quesiti. - Soluzione da approvare al follow-up meeting del 22/3</text:p>
          </table:table-cell>
          <table:table-cell table:style-name="ce292" office:value-type="string" calcext:value-type="string">
            <text:p>@federico_grandi</text:p>
          </table:table-cell>
          <table:table-cell table:style-name="ce291" office:value-type="date" office:date-value="2022-03-29" calcext:value-type="date">
            <text:p>29-mar</text:p>
          </table:table-cell>
          <table:table-cell table:style-name="ce291" office:value-type="date" office:date-value="2022-04-12" calcext:value-type="date">
            <text:p>12-apr</text:p>
          </table:table-cell>
          <table:table-cell table:style-name="ce291" office:value-type="string" calcext:value-type="string">
            <text:p>Aperta</text:p>
          </table:table-cell>
          <table:table-cell table:number-columns-repeated="1013"/>
        </table:table-row>
        <table:table-row table:style-name="ro16">
          <table:table-cell/>
          <table:table-cell table:style-name="ce290"/>
          <table:table-cell table:style-name="ce291" office:value-type="date" office:date-value="2022-02-28" calcext:value-type="date">
            <text:p>28-feb</text:p>
          </table:table-cell>
          <table:table-cell table:style-name="ce291" office:value-type="string" calcext:value-type="string">
            <text:p>@spyarect</text:p>
          </table:table-cell>
          <table:table-cell table:style-name="ce293" office:value-type="string" calcext:value-type="string">
            <text:p>Integrazione della simulazione TOL con lo storico delle graduatorie di Ingegneria <text:a xlink:href="https://polinetworkorg.github.io/Rankings/" xlink:type="simple">https://polinetworkorg.github.io/Rankings/</text:a></text:p>
          </table:table-cell>
          <table:table-cell table:style-name="ce293" office:value-type="string" calcext:value-type="string">
            <text:p>Discuterne al kick-off meeting del 14/3. Si potrebbe includere nei risultati della simulazione TOL (file pdf) un tabella corsi ingegneria/anno graduatoria. In base all punteggio ottenuto, l’aspirante matricola potrà conoscere in quali corsi sarebbe stato immatricolabile – Soluzione da approvare al follow-up meeting del 22/3</text:p>
          </table:table-cell>
          <table:table-cell table:style-name="ce292" office:value-type="string" calcext:value-type="string">
            <text:p>Team Web</text:p>
          </table:table-cell>
          <table:table-cell table:style-name="ce291" office:value-type="date" office:date-value="2022-03-14" calcext:value-type="date">
            <text:p>14-mar</text:p>
          </table:table-cell>
          <table:table-cell table:style-name="ce291" office:value-type="date" office:date-value="2022-04-12" calcext:value-type="date">
            <text:p>12-apr</text:p>
          </table:table-cell>
          <table:table-cell table:style-name="ce291" office:value-type="string" calcext:value-type="string">
            <text:p>Aperta</text:p>
          </table:table-cell>
          <table:table-cell table:number-columns-repeated="1013"/>
        </table:table-row>
        <table:table-row table:style-name="ro1">
          <table:table-cell/>
          <table:table-cell table:style-name="ce290"/>
          <table:table-cell table:style-name="ce291" table:number-columns-repeated="8"/>
          <table:table-cell table:number-columns-repeated="1013"/>
        </table:table-row>
        <table:table-row table:style-name="ro1" table:number-rows-repeated="10">
          <table:table-cell table:number-columns-repeated="2"/>
          <table:table-cell table:style-name="ce291" table:number-columns-repeated="8"/>
          <table:table-cell table:number-columns-repeated="101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harter.$A$1" table:cell-range-address="$'Follow-up'.$B$4:.$J$4"/>
        </table:named-expressions>
      </table:table>
      <table:named-expressions>
        <table:named-range table:name="Inizio_progetto" table:base-cell-address="$Charter.$A$1" table:cell-range-address="$Plan.$E$3"/>
        <table:named-range table:name="Visualizza_settimana" table:base-cell-address="$Charter.$A$1" table:cell-range-address="$Plan.$E$4"/>
      </table:named-expressions>
      <table:database-ranges>
        <table:database-range table:name="__Anonymous_Sheet_DB__2" table:target-range-address="'Follow-up'.B4:'Follow-up'.J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</number:date-style>
    <number:date-style style:name="N110P0" style:volatile="true">
      <number:day/>
      <number:text>/</number:text>
      <number:month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date-style style:name="N111">
      <number:day/>
      <number:text>-</number:text>
      <number:month/>
    </number:date-style>
    <number:date-style style:name="N113P0" style:volatile="true">
      <number:day/>
      <number:text>-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8" style:display-name="ConditionalStyle_8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7" style:display-name="ConditionalStyle_7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6" style:display-name="ConditionalStyle_6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5" style:display-name="ConditionalStyle_5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4" style:display-name="ConditionalStyle_4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3" style:display-name="ConditionalStyle_3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2" style:display-name="ConditionalStyle_2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1" style:display-name="ConditionalStyle_1" style:family="table-cell" style:parent-style-name="Default">
      <style:table-cell-properties fo:background-color="#8064a2" fo:border="none"/>
      <style:text-properties fo:color="#000000" style:font-name="Calibri1" fo:font-family="Calibri"/>
    </style:style>
    <draw:marker draw:name="Arrowheads_20_1" draw:display-name="Arrowheads 1" svg:viewBox="0 0 20 30" svg:d="M10 0l-10 30h20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6.74mm" fo:margin-bottom="26.74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8.89mm" fo:margin-bottom="12.7mm" fo:margin-left="8.89mm" fo:margin-right="8.89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23:21:19.287495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er" style:display-name="PageStyle_Ch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low-up" style:display-name="PageStyle_Follow-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3</meta:editing-cycles>
    <meta:creation-date>2021-10-20T01:55:41</meta:creation-date>
    <dc:date>2022-03-29T23:21:36.157570544</dc:date>
    <meta:editing-duration>PT14H44M57S</meta:editing-duration>
    <meta:generator>LibreOffice/6.0.6.2$MacOSX_X86_64 LibreOffice_project/0c292870b25a325b5ed35f6b45599d2ea4458e77</meta:generator>
    <meta:document-statistic meta:table-count="3" meta:cell-count="348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909f509d-02c6-4fe8-b2aa-4c92a038a1c5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5:52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